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condition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Ereglili Yalova'nin uranyumu yolladigini biliyor galib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" office:value-type="float" office:value="2" calcext:value-type="float">
            <text:p>2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Goremeli Manolya'nin barbunyayi denedigini biliy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" office:value-type="float" office:value="2" calcext:value-type="float">
            <text:p>2</text:p>
          </table:table-cell>
          <table:table-cell/>
          <table:table-cell office:value-type="string" calcext:value-type="string">
            <text:p>e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" office:value-type="float" office:value="3" calcext:value-type="float">
            <text:p>3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Angolali Obama'nin Hawaii'yi begendigini biliy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string" calcext:value-type="string">
            <text:p>e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" office:value-type="float" office:value="4" calcext:value-type="float">
            <text:p>4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Cezeryeci Mandela'nin balinayi doyurdugunu biliy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" office:value-type="float" office:value="4" calcext:value-type="float">
            <text:p>4</text:p>
          </table:table-cell>
          <table:table-cell/>
          <table:table-cell office:value-type="string" calcext:value-type="string">
            <text:p>ef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" office:value-type="float" office:value="5" calcext:value-type="float">
            <text:p>5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Caner abi Dilara'nin Liberya'yi gezdirdigini biliy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" office:value-type="float" office:value="5" calcext:value-type="float">
            <text:p>5</text:p>
          </table:table-cell>
          <table:table-cell/>
          <table:table-cell office:value-type="string" calcext:value-type="string">
            <text:p>ef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" office:value-type="float" office:value="6" calcext:value-type="float">
            <text:p>6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Ebru Yenge Harun Bey'in Burundi'yi ozledigini biliy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" office:value-type="float" office:value="6" calcext:value-type="float">
            <text:p>6</text:p>
          </table:table-cell>
          <table:table-cell/>
          <table:table-cell office:value-type="string" calcext:value-type="string">
            <text:p>ef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" office:value-type="float" office:value="7" calcext:value-type="float">
            <text:p>7</text:p>
          </table:table-cell>
          <table:table-cell office:value-type="string" calcext:value-type="string">
            <text:p>compr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li amca jandarmanin gerillayi ele verdigini biliy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" office:value-type="float" office:value="7" calcext:value-type="float">
            <text:p>7</text:p>
          </table:table-cell>
          <table:table-cell/>
          <table:table-cell office:value-type="string" calcext:value-type="string">
            <text:p>e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" office:value-type="float" office:value="8" calcext:value-type="float">
            <text:p>8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Esra abla Melih bey'in Ayranci'yi berbat ettigini biliy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" office:value-type="float" office:value="8" calcext:value-type="float">
            <text:p>8</text:p>
          </table:table-cell>
          <table:table-cell/>
          <table:table-cell office:value-type="string" calcext:value-type="string">
            <text:p>ef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" office:value-type="float" office:value="9" calcext:value-type="float">
            <text:p>9</text:p>
          </table:table-cell>
          <table:table-cell office:value-type="string" calcext:value-type="string">
            <text:p>neg-raise</text:p>
          </table:table-cell>
          <table:table-cell/>
          <table:table-cell office:value-type="string" calcext:value-type="string">
            <text:p>Ayse yagmur yagdigini dusunmuyor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Bolum baskani ortak bir karara varmanin zor olacacagini dusunmuy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2:53:26.713248341</meta:creation-date>
    <dc:date>2017-05-31T13:04:05.899476724</dc:date>
    <meta:editing-duration>PT10M37S</meta:editing-duration>
    <meta:editing-cycles>5</meta:editing-cycles>
    <meta:generator>LibreOffice/5.2.2.2$Linux_x86 LibreOffice_project/20m0$Build-2</meta:generator>
    <meta:document-statistic meta:table-count="1" meta:cell-count="69" meta:object-count="0"/>
  </office:meta>
</office:document-meta>
</file>